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8f" officeooo:paragraph-rsid="0011d18f"/>
    </style:style>
    <style:style style:name="P2" style:family="paragraph" style:parent-style-name="Standard">
      <style:text-properties officeooo:rsid="0011d18f" officeooo:paragraph-rsid="0011d1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t Unit1;</text:p>
      <text:p text:style-name="P1"/>
      <text:p text:style-name="P1">{$mode objfpc}{$H+}</text:p>
      <text:p text:style-name="P1"/>
      <text:p text:style-name="P1">interface</text:p>
      <text:p text:style-name="P1"/>
      <text:p text:style-name="P1">uses</text:p>
      <text:p text:style-name="P1"><text:s text:c="2"/>Classes, SysUtils, FileUtil, Forms, Controls, Graphics, Dialogs, StdCtrls,</text:p>
      <text:p text:style-name="P1"><text:s text:c="2"/>Menus, ComCtrls, Buttons;</text:p>
      <text:p text:style-name="P1"/>
      <text:p text:style-name="P1">type</text:p>
      <text:p text:style-name="P1"/>
      <text:p text:style-name="P1"><text:s text:c="2"/>{ TForm1 }</text:p>
      <text:p text:style-name="P1"/>
      <text:p text:style-name="P1"><text:s text:c="2"/>TForm1 = class(TForm)</text:p>
      <text:p text:style-name="P1"><text:s text:c="4"/>Button1: TButton;</text:p>
      <text:p text:style-name="P1"><text:s text:c="4"/>Button2: TButton;</text:p>
      <text:p text:style-name="P1"><text:s text:c="4"/>Button3: TButton;</text:p>
      <text:p text:style-name="P1"><text:s text:c="4"/>Edit1: TEdit;</text:p>
      <text:p text:style-name="P1"><text:s text:c="4"/>Edit2: TEdit;</text:p>
      <text:p text:style-name="P1"><text:s text:c="4"/>Edit3: TEdit;</text:p>
      <text:p text:style-name="P1"><text:s text:c="4"/>Label1: TLabel;</text:p>
      <text:p text:style-name="P1"><text:s text:c="4"/>Label2: TLabel;</text:p>
      <text:p text:style-name="P1"><text:s text:c="4"/>Label3: TLabel;</text:p>
      <text:p text:style-name="P1"><text:s text:c="4"/>Label4: TLabel;</text:p>
      <text:p text:style-name="P1"><text:s text:c="4"/>Label5: TLabel;</text:p>
      <text:p text:style-name="P1"><text:s text:c="4"/>MainMenu1: TMainMenu;</text:p>
      <text:p text:style-name="P1"><text:s text:c="4"/>MenuItem1: TMenuItem;</text:p>
      <text:p text:style-name="P1"><text:s text:c="4"/>MenuItem10: TMenuItem;</text:p>
      <text:p text:style-name="P1"><text:s text:c="4"/>MenuItem11: TMenuItem;</text:p>
      <text:p text:style-name="P1"><text:s text:c="4"/>MenuItem12: TMenuItem;</text:p>
      <text:p text:style-name="P1"><text:s text:c="4"/>MenuItem2: TMenuItem;</text:p>
      <text:p text:style-name="P1"><text:s text:c="4"/>MenuItem3: TMenuItem;</text:p>
      <text:p text:style-name="P1"><text:s text:c="4"/>MenuItem4: TMenuItem;</text:p>
      <text:p text:style-name="P1"><text:s text:c="4"/>MenuItem5: TMenuItem;</text:p>
      <text:p text:style-name="P1"><text:s text:c="4"/>MenuItem6: TMenuItem;</text:p>
      <text:p text:style-name="P1"><text:s text:c="4"/>MenuItem7: TMenuItem;</text:p>
      <text:p text:style-name="P1"><text:s text:c="4"/>MenuItem8: TMenuItem;</text:p>
      <text:p text:style-name="P1"><text:soft-page-break/><text:s text:c="4"/>MenuItem9: TMenuItem;</text:p>
      <text:p text:style-name="P1"><text:s text:c="4"/>PopupMenu1: TPopupMenu;</text:p>
      <text:p text:style-name="P1"/>
      <text:p text:style-name="P1"><text:s text:c="4"/>SpeedButton1: TSpeedButton;</text:p>
      <text:p text:style-name="P1"><text:s text:c="4"/>SpeedButton2: TSpeedButton;</text:p>
      <text:p text:style-name="P1"><text:s text:c="4"/>SpeedButton3: TSpeedButton;</text:p>
      <text:p text:style-name="P1"><text:s text:c="4"/>SpeedButton4: TSpeedButton;</text:p>
      <text:p text:style-name="P1"><text:s text:c="4"/>ToolBar1: TToolBar;</text:p>
      <text:p text:style-name="P1"><text:s text:c="4"/>procedure Button1Click(Sender: TObject);</text:p>
      <text:p text:style-name="P1"><text:s text:c="4"/>procedure Button2Click(Sender: TObject);</text:p>
      <text:p text:style-name="P1"><text:s text:c="4"/>procedure Button3Click(Sender: TObject);</text:p>
      <text:p text:style-name="P1"><text:s text:c="4"/>procedure MenuItem1Click(Sender: TObject);</text:p>
      <text:p text:style-name="P1"><text:s text:c="4"/>procedure MenuItem2Click(Sender: TObject);</text:p>
      <text:p text:style-name="P1"><text:s text:c="4"/>procedure MenuItem3Click(Sender: TObject);</text:p>
      <text:p text:style-name="P1"><text:s text:c="4"/>procedure MenuItem4Click(Sender: TObject);</text:p>
      <text:p text:style-name="P1"><text:s text:c="4"/>procedure MenuItem5Click(Sender: TObject);</text:p>
      <text:p text:style-name="P1"><text:s text:c="4"/>procedure MenuItem6Click(Sender: TObject);</text:p>
      <text:p text:style-name="P1"><text:s text:c="4"/>procedure MenuItem8Click(Sender: TObject);</text:p>
      <text:p text:style-name="P1"/>
      <text:p text:style-name="P1"><text:s text:c="2"/>private</text:p>
      <text:p text:style-name="P1"><text:s text:c="4"/>{ private declarations }</text:p>
      <text:p text:style-name="P1"><text:s text:c="2"/>public</text:p>
      <text:p text:style-name="P1"><text:s text:c="4"/>{ public declarations }</text:p>
      <text:p text:style-name="P1"><text:s text:c="2"/>end;</text:p>
      <text:p text:style-name="P1"/>
      <text:p text:style-name="P1">var</text:p>
      <text:p text:style-name="P1"><text:s text:c="2"/>Form1: TForm1;</text:p>
      <text:p text:style-name="P1"><text:s text:c="2"/>d,x1,x2:real;</text:p>
      <text:p text:style-name="P1"><text:s text:c="2"/>a,b,c:integer;</text:p>
      <text:p text:style-name="P1"><text:s text:c="2"/>s1,s2:string[7];</text:p>
      <text:p text:style-name="P1"><text:s text:c="2"/>code:integer;</text:p>
      <text:p text:style-name="P1"/>
      <text:p text:style-name="P1"/>
      <text:p text:style-name="P1">implementation</text:p>
      <text:p text:style-name="P1"/>
      <text:p text:style-name="P1">{$R *.lfm}</text:p>
      <text:p text:style-name="P1"/>
      <text:p text:style-name="P1">{ TForm1 }</text:p>
      <text:p text:style-name="P1"/>
      <text:p text:style-name="P1">procedure TForm1.Button3Click(Sender: TObject);</text:p>
      <text:p text:style-name="P1">begin</text:p>
      <text:p text:style-name="P1"><text:s text:c="2"/>Form1.Close;</text:p>
      <text:p text:style-name="P1">end;</text:p>
      <text:p text:style-name="P1"/>
      <text:p text:style-name="P1">procedure TForm1.MenuItem1Click(Sender: TObject);</text:p>
      <text:p text:style-name="P1">begin</text:p>
      <text:p text:style-name="P1"/>
      <text:p text:style-name="P1">end;</text:p>
      <text:p text:style-name="P1"/>
      <text:p text:style-name="P1">procedure TForm1.MenuItem2Click(Sender: TObject);</text:p>
      <text:p text:style-name="P1">var z: integer;</text:p>
      <text:p text:style-name="P1"/>
      <text:p text:style-name="P1"><text:soft-page-break/>begin</text:p>
      <text:p text:style-name="P1"><text:s text:c="4"/>z:=b*b-4*a*c;</text:p>
      <text:p text:style-name="P1"/>
      <text:p text:style-name="P1"><text:s text:c="3"/>if z&gt;0</text:p>
      <text:p text:style-name="P1"><text:s text:c="6"/>then</text:p>
      <text:p text:style-name="P1"><text:s text:c="7"/>label1.caption:='d&gt;0'</text:p>
      <text:p text:style-name="P1"><text:s text:c="7"/>else</text:p>
      <text:p text:style-name="P1"><text:s text:c="11"/>if z&lt;0</text:p>
      <text:p text:style-name="P1"><text:s text:c="14"/>then</text:p>
      <text:p text:style-name="P1"><text:s text:c="15"/>label1.caption:='d&lt;0'</text:p>
      <text:p text:style-name="P1"><text:s text:c="16"/>else</text:p>
      <text:p text:style-name="P1"><text:s text:c="20"/>label1.caption:='d=0'</text:p>
      <text:p text:style-name="P1"/>
      <text:p text:style-name="P1">end;</text:p>
      <text:p text:style-name="P1"/>
      <text:p text:style-name="P1">procedure TForm1.MenuItem3Click(Sender: TObject);</text:p>
      <text:p text:style-name="P1">begin</text:p>
      <text:p text:style-name="P1"><text:s text:c="6"/>if a=0</text:p>
      <text:p text:style-name="P1"><text:s text:c="4"/>then</text:p>
      <text:p text:style-name="P1"><text:s text:c="8"/>label1.caption:='Ошибка!'+chr(13)</text:p>
      <text:p text:style-name="P1"><text:s text:c="8"/>+'коэффициент при второй степени'</text:p>
      <text:p text:style-name="P1"><text:s text:c="8"/>+chr(13)+'неизвестного равен нулю'</text:p>
      <text:p text:style-name="P1"><text:s text:c="4"/>else</text:p>
      <text:p text:style-name="P1"><text:s text:c="8"/>begin</text:p>
      <text:p text:style-name="P1"><text:s text:c="13"/>d:=b*b-4*a*c;</text:p>
      <text:p text:style-name="P1"><text:s text:c="13"/>x1:=(-b-sqrt(d))/(2*a);</text:p>
      <text:p text:style-name="P1"><text:s text:c="13"/>x2:=(+b-sqrt(d))/(2*a);</text:p>
      <text:p text:style-name="P1"><text:s text:c="13"/>str(x1:7:3,s1);</text:p>
      <text:p text:style-name="P1"><text:s text:c="13"/>str(x2:7:3,s2);</text:p>
      <text:p text:style-name="P1"><text:s text:c="13"/>label1.caption:='Корни уравнения'</text:p>
      <text:p text:style-name="P1"><text:s text:c="25"/>+chr(13)+'x1='+s1</text:p>
      <text:p text:style-name="P1"><text:s text:c="25"/>+chr(13)+'x2='+s2;</text:p>
      <text:p text:style-name="P1"><text:s text:c="4"/>end;</text:p>
      <text:p text:style-name="P1"/>
      <text:p text:style-name="P1">end;</text:p>
      <text:p text:style-name="P1"/>
      <text:p text:style-name="P1">procedure TForm1.MenuItem4Click(Sender: TObject);</text:p>
      <text:p text:style-name="P1">begin</text:p>
      <text:p text:style-name="P1"><text:s text:c="3"/>Form1.Close;</text:p>
      <text:p text:style-name="P1">end;</text:p>
      <text:p text:style-name="P1"/>
      <text:p text:style-name="P1">procedure TForm1.MenuItem5Click(Sender: TObject);</text:p>
      <text:p text:style-name="P1">begin</text:p>
      <text:p text:style-name="P1"><text:s/>val(edit1.Text,a,code);</text:p>
      <text:p text:style-name="P1"><text:s/>val(edit2.Text,b,code);</text:p>
      <text:p text:style-name="P1"><text:s/>val(edit3.Text,c,code);</text:p>
      <text:p text:style-name="P1">end;</text:p>
      <text:p text:style-name="P1"/>
      <text:p text:style-name="P1">procedure TForm1.MenuItem6Click(Sender: TObject);</text:p>
      <text:p text:style-name="P1">begin</text:p>
      <text:p text:style-name="P1"><text:s text:c="3"/>if a=0</text:p>
      <text:p text:style-name="P1"><text:s text:c="4"/>then</text:p>
      <text:p text:style-name="P1"><text:soft-page-break/><text:s text:c="8"/>label1.caption:='Ошибка!'+chr(13)</text:p>
      <text:p text:style-name="P1"><text:s text:c="8"/>+'коэффициент при второй степени'</text:p>
      <text:p text:style-name="P1"><text:s text:c="8"/>+chr(13)+'неизвестного равен нулю'</text:p>
      <text:p text:style-name="P1"><text:s text:c="4"/>else</text:p>
      <text:p text:style-name="P1"><text:s text:c="8"/>begin</text:p>
      <text:p text:style-name="P1"><text:s text:c="13"/>d:=b*b-4*a*c;</text:p>
      <text:p text:style-name="P1"><text:s text:c="13"/>str(d:7:3,s1);</text:p>
      <text:p text:style-name="P1"><text:s text:c="13"/>label1.caption:='Дискриминант'</text:p>
      <text:p text:style-name="P1"><text:s text:c="23"/>+chr(13)+'D='+s1;</text:p>
      <text:p text:style-name="P1"><text:s text:c="4"/>end;</text:p>
      <text:p text:style-name="P1">end;</text:p>
      <text:p text:style-name="P1"/>
      <text:p text:style-name="P1">procedure TForm1.MenuItem8Click(Sender: TObject);</text:p>
      <text:p text:style-name="P1">begin</text:p>
      <text:p text:style-name="P1"/>
      <text:p text:style-name="P1">end;</text:p>
      <text:p text:style-name="P1"/>
      <text:p text:style-name="P1"/>
      <text:p text:style-name="P1"/>
      <text:p text:style-name="P1">procedure TForm1.Button2Click(Sender: TObject);</text:p>
      <text:p text:style-name="P1">begin</text:p>
      <text:p text:style-name="P1"><text:s text:c="3"/>Edit1.Text:='';</text:p>
      <text:p text:style-name="P1"><text:s text:c="3"/>Edit2.Text:='';</text:p>
      <text:p text:style-name="P1"><text:s text:c="3"/>Edit3.Text:='';</text:p>
      <text:p text:style-name="P1">end;</text:p>
      <text:p text:style-name="P1"/>
      <text:p text:style-name="P1">procedure TForm1.Button1Click(Sender: TObject);</text:p>
      <text:p text:style-name="P1">begin</text:p>
      <text:p text:style-name="P1">val(edit1.Text,a,code);</text:p>
      <text:p text:style-name="P1"><text:s/>val(edit2.Text,b,code);</text:p>
      <text:p text:style-name="P1"><text:s/>val(edit3.Text,c,code);</text:p>
      <text:p text:style-name="P1"><text:s/>if a=0</text:p>
      <text:p text:style-name="P1"><text:s text:c="4"/>then</text:p>
      <text:p text:style-name="P1"><text:s text:c="8"/>label1.caption:='Ошибка!'+chr(13)</text:p>
      <text:p text:style-name="P1"><text:s text:c="8"/>+'коэффициент при второй степени'</text:p>
      <text:p text:style-name="P1"><text:s text:c="8"/>+chr(13)+'неизвестного равен нулю'</text:p>
      <text:p text:style-name="P1"><text:s text:c="4"/>else</text:p>
      <text:p text:style-name="P1"><text:s text:c="8"/>begin</text:p>
      <text:p text:style-name="P1"><text:s text:c="13"/>d:=b*b-4*a*c;</text:p>
      <text:p text:style-name="P1"><text:s text:c="13"/>x1:=(-b-sqrt(d))/(2*a);</text:p>
      <text:p text:style-name="P1"><text:s text:c="13"/>x2:=(+b-sqrt(d))/(2*a);</text:p>
      <text:p text:style-name="P1"><text:s text:c="13"/>str(x1:7:3,s1);</text:p>
      <text:p text:style-name="P1"><text:s text:c="13"/>str(x2:7:3,s2);</text:p>
      <text:p text:style-name="P1"><text:s text:c="13"/>label1.caption:='Корни уравнения'</text:p>
      <text:p text:style-name="P1"><text:s text:c="25"/>+chr(13)+'x1='+s1</text:p>
      <text:p text:style-name="P1"><text:s text:c="25"/>+chr(13)+'x2='+s2;</text:p>
      <text:p text:style-name="P1"><text:s text:c="4"/>end;</text:p>
      <text:p text:style-name="P1">end;</text:p>
      <text:p text:style-name="P1"/>
      <text:p text:style-name="P1"/>
      <text:p text:style-name="P1"/>
      <text:p text:style-name="P1"/>
      <text:p text:style-name="P1"><text:soft-page-break/>end.</text:p>
      <text:p text:style-name="P1"><text:s text:c="31"/></text:p>
      <text:p text:style-name="P1"/>
      <text:p text:style-name="P1">object Form1: TForm1</text:p>
      <text:p text:style-name="P1"><text:s text:c="2"/>Left = 297</text:p>
      <text:p text:style-name="P1"><text:s text:c="2"/>Height = 287</text:p>
      <text:p text:style-name="P1"><text:s text:c="2"/>Top = 149</text:p>
      <text:p text:style-name="P1"><text:s text:c="2"/>Width = 439</text:p>
      <text:p text:style-name="P1"><text:s text:c="2"/>Caption = 'Решение квадратного уравнения'</text:p>
      <text:p text:style-name="P1"><text:s text:c="2"/>ClientHeight = 264</text:p>
      <text:p text:style-name="P1"><text:s text:c="2"/>ClientWidth = 439</text:p>
      <text:p text:style-name="P1"><text:s text:c="2"/>Color = clSkyBlue</text:p>
      <text:p text:style-name="P1"><text:s text:c="2"/>Font.Height = -13</text:p>
      <text:p text:style-name="P1"><text:s text:c="2"/>Font.Name = 'Sans'</text:p>
      <text:p text:style-name="P1"><text:s text:c="2"/>Menu = MainMenu1</text:p>
      <text:p text:style-name="P1"><text:s text:c="2"/>PopupMenu = PopupMenu1</text:p>
      <text:p text:style-name="P1"><text:s text:c="2"/>LCLVersion = '1.6.0.4'</text:p>
      <text:p text:style-name="P1"><text:s text:c="2"/>object Edit1: TEdit</text:p>
      <text:p text:style-name="P1"><text:s text:c="4"/>Left = 32</text:p>
      <text:p text:style-name="P1"><text:s text:c="4"/>Height = 25</text:p>
      <text:p text:style-name="P1"><text:s text:c="4"/>Top = 104</text:p>
      <text:p text:style-name="P1"><text:s text:c="4"/>Width = 81</text:p>
      <text:p text:style-name="P1"><text:s text:c="4"/>TabOrder = 0</text:p>
      <text:p text:style-name="P1"><text:s text:c="2"/>end</text:p>
      <text:p text:style-name="P1"><text:s text:c="2"/>object Edit2: TEdit</text:p>
      <text:p text:style-name="P1"><text:s text:c="4"/>Left = 128</text:p>
      <text:p text:style-name="P1"><text:s text:c="4"/>Height = 25</text:p>
      <text:p text:style-name="P1"><text:s text:c="4"/>Top = 104</text:p>
      <text:p text:style-name="P1"><text:s text:c="4"/>Width = 81</text:p>
      <text:p text:style-name="P1"><text:s text:c="4"/>TabOrder = 1</text:p>
      <text:p text:style-name="P1"><text:s text:c="2"/>end</text:p>
      <text:p text:style-name="P1"><text:s text:c="2"/>object Edit3: TEdit</text:p>
      <text:p text:style-name="P1"><text:s text:c="4"/>Left = 240</text:p>
      <text:p text:style-name="P1"><text:s text:c="4"/>Height = 25</text:p>
      <text:p text:style-name="P1"><text:s text:c="4"/>Top = 104</text:p>
      <text:p text:style-name="P1"><text:s text:c="4"/>Width = 81</text:p>
      <text:p text:style-name="P1"><text:s text:c="4"/>TabOrder = 2</text:p>
      <text:p text:style-name="P1"><text:s text:c="2"/>end</text:p>
      <text:p text:style-name="P1"><text:s text:c="2"/>object Label1: TLabel</text:p>
      <text:p text:style-name="P1"><text:s text:c="4"/>Left = 24</text:p>
      <text:p text:style-name="P1"><text:s text:c="4"/>Height = 1</text:p>
      <text:p text:style-name="P1"><text:s text:c="4"/>Top = 136</text:p>
      <text:p text:style-name="P1"><text:s text:c="4"/>Width = 1</text:p>
      <text:p text:style-name="P1"><text:s text:c="4"/>ParentColor = False</text:p>
      <text:p text:style-name="P1"><text:s text:c="2"/>end</text:p>
      <text:p text:style-name="P1"><text:s text:c="2"/>object Label2: TLabel</text:p>
      <text:p text:style-name="P1"><text:s text:c="4"/>Left = 40</text:p>
      <text:p text:style-name="P1"><text:s text:c="4"/>Height = 18</text:p>
      <text:p text:style-name="P1"><text:s text:c="4"/>Top = 24</text:p>
      <text:p text:style-name="P1"><text:s text:c="4"/>Width = 306</text:p>
      <text:p text:style-name="P1"><text:s text:c="4"/>Caption = 'Уравнение задается коэффициентами'</text:p>
      <text:p text:style-name="P1"><text:s text:c="4"/>Font.Height = -15</text:p>
      <text:p text:style-name="P1"><text:soft-page-break/><text:s text:c="4"/>Font.Name = 'Sans'</text:p>
      <text:p text:style-name="P1"><text:s text:c="4"/>ParentColor = False</text:p>
      <text:p text:style-name="P1"><text:s text:c="4"/>ParentFont = False</text:p>
      <text:p text:style-name="P1"><text:s text:c="2"/>end</text:p>
      <text:p text:style-name="P1"><text:s text:c="2"/>object Label3: TLabel</text:p>
      <text:p text:style-name="P1"><text:s text:c="4"/>Left = 24</text:p>
      <text:p text:style-name="P1"><text:s text:c="4"/>Height = 41</text:p>
      <text:p text:style-name="P1"><text:s text:c="4"/>Top = 48</text:p>
      <text:p text:style-name="P1"><text:s text:c="4"/>Width = 81</text:p>
      <text:p text:style-name="P1"><text:s text:c="4"/>AutoSize = False</text:p>
      <text:p text:style-name="P1"><text:s text:c="4"/>Caption = '2 степень а'</text:p>
      <text:p text:style-name="P1"><text:s text:c="4"/>ParentColor = False</text:p>
      <text:p text:style-name="P1"><text:s text:c="2"/>end</text:p>
      <text:p text:style-name="P1"><text:s text:c="2"/>object Label4: TLabel</text:p>
      <text:p text:style-name="P1"><text:s text:c="4"/>Left = 136</text:p>
      <text:p text:style-name="P1"><text:s text:c="4"/>Height = 41</text:p>
      <text:p text:style-name="P1"><text:s text:c="4"/>Top = 48</text:p>
      <text:p text:style-name="P1"><text:s text:c="4"/>Width = 81</text:p>
      <text:p text:style-name="P1"><text:s text:c="4"/>AutoSize = False</text:p>
      <text:p text:style-name="P1"><text:s text:c="4"/>Caption = '1 степень b'</text:p>
      <text:p text:style-name="P1"><text:s text:c="4"/>ParentColor = False</text:p>
      <text:p text:style-name="P1"><text:s text:c="2"/>end</text:p>
      <text:p text:style-name="P1"><text:s text:c="2"/>object Label5: TLabel</text:p>
      <text:p text:style-name="P1"><text:s text:c="4"/>Left = 248</text:p>
      <text:p text:style-name="P1"><text:s text:c="4"/>Height = 41</text:p>
      <text:p text:style-name="P1"><text:s text:c="4"/>Top = 48</text:p>
      <text:p text:style-name="P1"><text:s text:c="4"/>Width = 81</text:p>
      <text:p text:style-name="P1"><text:s text:c="4"/>AutoSize = False</text:p>
      <text:p text:style-name="P1"><text:s text:c="4"/>Caption = '0 степень с'</text:p>
      <text:p text:style-name="P1"><text:s text:c="4"/>ParentColor = False</text:p>
      <text:p text:style-name="P1"><text:s text:c="2"/>end</text:p>
      <text:p text:style-name="P1"><text:s text:c="2"/>object Button1: TButton</text:p>
      <text:p text:style-name="P1"><text:s text:c="4"/>Left = 24</text:p>
      <text:p text:style-name="P1"><text:s text:c="4"/>Height = 25</text:p>
      <text:p text:style-name="P1"><text:s text:c="4"/>Hint = 'вычисляет корни'</text:p>
      <text:p text:style-name="P1"><text:s text:c="4"/>Top = 208</text:p>
      <text:p text:style-name="P1"><text:s text:c="4"/>Width = 81</text:p>
      <text:p text:style-name="P1"><text:s text:c="4"/>Caption = 'Вычислить'</text:p>
      <text:p text:style-name="P1"><text:s text:c="4"/>OnClick = Button1Click</text:p>
      <text:p text:style-name="P1"><text:s text:c="4"/>ParentShowHint = False</text:p>
      <text:p text:style-name="P1"><text:s text:c="4"/>ShowHint = True</text:p>
      <text:p text:style-name="P1"><text:s text:c="4"/>TabOrder = 3</text:p>
      <text:p text:style-name="P1"><text:s text:c="2"/>end</text:p>
      <text:p text:style-name="P1"><text:s text:c="2"/>object Button2: TButton</text:p>
      <text:p text:style-name="P1"><text:s text:c="4"/>Left = 130</text:p>
      <text:p text:style-name="P1"><text:s text:c="4"/>Height = 25</text:p>
      <text:p text:style-name="P1"><text:s text:c="4"/>Hint = 'обнуляет значения'</text:p>
      <text:p text:style-name="P1"><text:s text:c="4"/>Top = 208</text:p>
      <text:p text:style-name="P1"><text:s text:c="4"/>Width = 81</text:p>
      <text:p text:style-name="P1"><text:s text:c="4"/>Caption = 'Новая'</text:p>
      <text:p text:style-name="P1"><text:s text:c="4"/>OnClick = Button2Click</text:p>
      <text:p text:style-name="P1"><text:s text:c="4"/>ParentShowHint = False</text:p>
      <text:p text:style-name="P1"><text:soft-page-break/><text:s text:c="4"/>ShowHint = True</text:p>
      <text:p text:style-name="P1"><text:s text:c="4"/>TabOrder = 4</text:p>
      <text:p text:style-name="P1"><text:s text:c="2"/>end</text:p>
      <text:p text:style-name="P1"><text:s text:c="2"/>object Button3: TButton</text:p>
      <text:p text:style-name="P1"><text:s text:c="4"/>Left = 220</text:p>
      <text:p text:style-name="P1"><text:s text:c="4"/>Height = 25</text:p>
      <text:p text:style-name="P1"><text:s text:c="4"/>Hint = 'завершает работу'</text:p>
      <text:p text:style-name="P1"><text:s text:c="4"/>Top = 208</text:p>
      <text:p text:style-name="P1"><text:s text:c="4"/>Width = 81</text:p>
      <text:p text:style-name="P1"><text:s text:c="4"/>Caption = 'Завершить'</text:p>
      <text:p text:style-name="P1"><text:s text:c="4"/>OnClick = Button3Click</text:p>
      <text:p text:style-name="P1"><text:s text:c="4"/>ParentShowHint = False</text:p>
      <text:p text:style-name="P1"><text:s text:c="4"/>ShowHint = True</text:p>
      <text:p text:style-name="P1"><text:s text:c="4"/>TabOrder = 5</text:p>
      <text:p text:style-name="P1"><text:s text:c="2"/>end</text:p>
      <text:p text:style-name="P1"><text:s text:c="2"/>object ToolBar1: TToolBar</text:p>
      <text:p text:style-name="P1"><text:s text:c="4"/>Left = 0</text:p>
      <text:p text:style-name="P1"><text:s text:c="4"/>Height = 24</text:p>
      <text:p text:style-name="P1"><text:s text:c="4"/>Top = 0</text:p>
      <text:p text:style-name="P1"><text:s text:c="4"/>Width = 439</text:p>
      <text:p text:style-name="P1"><text:s text:c="4"/>Caption = 'ToolBar1'</text:p>
      <text:p text:style-name="P1"><text:s text:c="4"/>TabOrder = 6</text:p>
      <text:p text:style-name="P1"><text:s text:c="4"/>object SpeedButton1: TSpeedButton</text:p>
      <text:p text:style-name="P1"><text:s text:c="6"/>Left = 1</text:p>
      <text:p text:style-name="P1"><text:s text:c="6"/>Height = 22</text:p>
      <text:p text:style-name="P1"><text:s text:c="6"/>Hint = 'записывает данные'</text:p>
      <text:p text:style-name="P1"><text:s text:c="6"/>Top = 2</text:p>
      <text:p text:style-name="P1"><text:s text:c="6"/>Width = 23</text:p>
      <text:p text:style-name="P1"><text:s text:c="6"/>OnClick = MenuItem5Click</text:p>
      <text:p text:style-name="P1"><text:s text:c="6"/>ShowHint = True</text:p>
      <text:p text:style-name="P1"><text:s text:c="6"/>ParentShowHint = False</text:p>
      <text:p text:style-name="P1"><text:s text:c="4"/>end</text:p>
      <text:p text:style-name="P1"><text:s text:c="4"/>object SpeedButton2: TSpeedButton</text:p>
      <text:p text:style-name="P1"><text:s text:c="6"/>Left = 24</text:p>
      <text:p text:style-name="P1"><text:s text:c="6"/>Height = 22</text:p>
      <text:p text:style-name="P1"><text:s text:c="6"/>Hint = 'Вычисляет дискрименат'</text:p>
      <text:p text:style-name="P1"><text:s text:c="6"/>Top = 2</text:p>
      <text:p text:style-name="P1"><text:s text:c="6"/>Width = 23</text:p>
      <text:p text:style-name="P1"><text:s text:c="6"/>OnClick = MenuItem1Click</text:p>
      <text:p text:style-name="P1"><text:s text:c="6"/>ShowHint = True</text:p>
      <text:p text:style-name="P1"><text:s text:c="6"/>ParentShowHint = False</text:p>
      <text:p text:style-name="P1"><text:s text:c="4"/>end</text:p>
      <text:p text:style-name="P1"><text:s text:c="4"/>object SpeedButton3: TSpeedButton</text:p>
      <text:p text:style-name="P1"><text:s text:c="6"/>Left = 47</text:p>
      <text:p text:style-name="P1"><text:s text:c="6"/>Height = 22</text:p>
      <text:p text:style-name="P1"><text:s text:c="6"/>Hint = 'вычисляет корни'</text:p>
      <text:p text:style-name="P1"><text:s text:c="6"/>Top = 2</text:p>
      <text:p text:style-name="P1"><text:s text:c="6"/>Width = 29</text:p>
      <text:p text:style-name="P1"><text:s text:c="6"/>OnClick = MenuItem3Click</text:p>
      <text:p text:style-name="P1"><text:s text:c="6"/>ShowHint = True</text:p>
      <text:p text:style-name="P1"><text:s text:c="6"/>ParentShowHint = False</text:p>
      <text:p text:style-name="P1"><text:s text:c="4"/>end</text:p>
      <text:p text:style-name="P1"><text:soft-page-break/><text:s text:c="4"/>object SpeedButton4: TSpeedButton</text:p>
      <text:p text:style-name="P1"><text:s text:c="6"/>Left = 76</text:p>
      <text:p text:style-name="P1"><text:s text:c="6"/>Height = 22</text:p>
      <text:p text:style-name="P1"><text:s text:c="6"/>Hint = 'выход'</text:p>
      <text:p text:style-name="P1"><text:s text:c="6"/>Top = 2</text:p>
      <text:p text:style-name="P1"><text:s text:c="6"/>Width = 28</text:p>
      <text:p text:style-name="P1"><text:s text:c="6"/>OnClick = MenuItem4Click</text:p>
      <text:p text:style-name="P1"><text:s text:c="6"/>ShowHint = True</text:p>
      <text:p text:style-name="P1"><text:s text:c="6"/>ParentShowHint = False</text:p>
      <text:p text:style-name="P1"><text:s text:c="4"/>end</text:p>
      <text:p text:style-name="P1"><text:s text:c="2"/>end</text:p>
      <text:p text:style-name="P1"><text:s text:c="2"/>object MainMenu1: TMainMenu</text:p>
      <text:p text:style-name="P1"><text:s text:c="4"/>left = 343</text:p>
      <text:p text:style-name="P1"><text:s text:c="4"/>top = 156</text:p>
      <text:p text:style-name="P1"><text:s text:c="4"/>object MenuItem5: TMenuItem</text:p>
      <text:p text:style-name="P1"><text:s text:c="6"/>Caption = 'ввод данных'</text:p>
      <text:p text:style-name="P1"><text:s text:c="6"/>OnClick = MenuItem5Click</text:p>
      <text:p text:style-name="P1"><text:s text:c="4"/>end</text:p>
      <text:p text:style-name="P1"><text:s text:c="4"/>object MenuItem1: TMenuItem</text:p>
      <text:p text:style-name="P1"><text:s text:c="6"/>Caption = 'Дискременант'</text:p>
      <text:p text:style-name="P1"><text:s text:c="6"/>OnClick = MenuItem1Click</text:p>
      <text:p text:style-name="P1"><text:s text:c="6"/>object MenuItem2: TMenuItem</text:p>
      <text:p text:style-name="P1"><text:s text:c="8"/>Caption = 'анализ'</text:p>
      <text:p text:style-name="P1"><text:s text:c="8"/>OnClick = MenuItem2Click</text:p>
      <text:p text:style-name="P1"><text:s text:c="6"/>end</text:p>
      <text:p text:style-name="P1"><text:s text:c="6"/>object MenuItem6: TMenuItem</text:p>
      <text:p text:style-name="P1"><text:s text:c="8"/>Caption = 'вычисление'</text:p>
      <text:p text:style-name="P1"><text:s text:c="8"/>OnClick = MenuItem6Click</text:p>
      <text:p text:style-name="P1"><text:s text:c="6"/>end</text:p>
      <text:p text:style-name="P1"><text:s text:c="4"/>end</text:p>
      <text:p text:style-name="P1"><text:s text:c="4"/>object MenuItem3: TMenuItem</text:p>
      <text:p text:style-name="P1"><text:s text:c="6"/>Caption = 'результат'</text:p>
      <text:p text:style-name="P1"><text:s text:c="6"/>OnClick = Button1Click</text:p>
      <text:p text:style-name="P1"><text:s text:c="4"/>end</text:p>
      <text:p text:style-name="P1"><text:s text:c="4"/>object MenuItem4: TMenuItem</text:p>
      <text:p text:style-name="P1"><text:s text:c="6"/>Caption = 'выход'</text:p>
      <text:p text:style-name="P1"><text:s text:c="6"/>OnClick = MenuItem4Click</text:p>
      <text:p text:style-name="P1"><text:s text:c="4"/>end</text:p>
      <text:p text:style-name="P1"><text:s text:c="2"/>end</text:p>
      <text:p text:style-name="P1"><text:s text:c="2"/>object PopupMenu1: TPopupMenu</text:p>
      <text:p text:style-name="P1"><text:s text:c="4"/>left = 240</text:p>
      <text:p text:style-name="P1"><text:s text:c="4"/>top = 156</text:p>
      <text:p text:style-name="P1"><text:s text:c="4"/>object MenuItem7: TMenuItem</text:p>
      <text:p text:style-name="P1"><text:s text:c="6"/>Caption = 'ввод данных'</text:p>
      <text:p text:style-name="P1"><text:s text:c="6"/>OnClick = MenuItem5Click</text:p>
      <text:p text:style-name="P1"><text:s text:c="4"/>end</text:p>
      <text:p text:style-name="P1"><text:s text:c="4"/>object MenuItem8: TMenuItem</text:p>
      <text:p text:style-name="P1"><text:s text:c="6"/>Caption = 'дискрименат'</text:p>
      <text:p text:style-name="P1"><text:s text:c="6"/>OnClick = MenuItem8Click</text:p>
      <text:p text:style-name="P1"><text:s text:c="6"/>object MenuItem11: TMenuItem</text:p>
      <text:p text:style-name="P1"><text:s text:c="8"/>Caption = 'анализ'</text:p>
      <text:p text:style-name="P1"><text:s text:c="8"/>OnClick = MenuItem2Click</text:p>
      <text:p text:style-name="P1"><text:soft-page-break/><text:s text:c="6"/>end</text:p>
      <text:p text:style-name="P1"><text:s text:c="6"/>object MenuItem12: TMenuItem</text:p>
      <text:p text:style-name="P1"><text:s text:c="8"/>Caption = 'вычисление'</text:p>
      <text:p text:style-name="P1"><text:s text:c="8"/>OnClick = MenuItem6Click</text:p>
      <text:p text:style-name="P1"><text:s text:c="6"/>end</text:p>
      <text:p text:style-name="P1"><text:s text:c="4"/>end</text:p>
      <text:p text:style-name="P1"><text:s text:c="4"/>object MenuItem10: TMenuItem</text:p>
      <text:p text:style-name="P1"><text:s text:c="6"/>Caption = 'результат'</text:p>
      <text:p text:style-name="P1"><text:s text:c="6"/>OnClick = MenuItem3Click</text:p>
      <text:p text:style-name="P1"><text:s text:c="4"/>end</text:p>
      <text:p text:style-name="P1"><text:s text:c="4"/>object MenuItem9: TMenuItem</text:p>
      <text:p text:style-name="P1"><text:s text:c="6"/>Caption = 'выход'</text:p>
      <text:p text:style-name="P1"><text:s text:c="6"/>OnClick = MenuItem4Click</text:p>
      <text:p text:style-name="P1"><text:s text:c="4"/>end</text:p>
      <text:p text:style-name="P1"><text:s text:c="2"/>end</text:p>
      <text:p text:style-name="P1">end <text:s text:c="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44:52.257201108</meta:creation-date>
    <dc:date>2017-06-14T14:00:31.248744850</dc:date>
    <meta:editing-duration>PT1M51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9" meta:paragraph-count="382" meta:word-count="898" meta:character-count="8149" meta:non-whitespace-character-count="5861"/>
  </office:meta>
</office:document-meta>
</file>